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84caeb">
      <style:text-properties style:text-underline-style="none"/>
    </style:style>
    <style:style style:family="text" style:name="ac498ff">
      <style:text-properties style:text-underline-style="solid"/>
    </style:style>
  </office:automatic-styles>
  <office:body>
    <office:text>
      <text:p text:style-name="Standard">This is an invalid<text:s/><text:span text:style-name="ac498ff">underline</text:span><text:s/><text:span text:style-name="a84caeb">attribute.</text:span><text:s/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family="graphic" style:name="bug77" style:parent-style-name="default_drawing_style">
      <style:text-properties fo:country="DE" fo:font-size="12.0pt" fo:language="de" style:font-size-asian="12.0pt" style:use-window-font-color="true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08</dc:date>
    <meta:editing-cycles>2</meta:editing-cycles>
    <meta:editing-duration>PT0.007S</meta:editing-duration>
  </office:meta>
</office:document-meta>
</file>